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92.01pt" fo:break-before="auto" style:use-optimal-row-height="true"/>
    </style:style>
    <style:style style:name="ro3" style:family="table-row">
      <style:table-row-properties style:row-height="13.0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/>
    </style:style>
    <style:style style:name="ce2" style:family="table-cell" style:parent-style-name="Default" style:data-style-name="N0">
      <style:table-cell-properties fo:background-color="#faa61a"/>
      <style:text-properties fo:font-size="14pt" style:font-size-asian="14pt" style:font-size-complex="14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2pt" style:font-name-asian="Lohit Devanagari" style:font-size-asian="12pt" style:language-asian="hi" style:country-asian="IN" style:font-name-complex="DejaVu Sans" style:font-size-complex="6.80000019073486pt" style:language-complex="none" style:country-complex="none"/>
    </style:style>
    <style:style style:name="T1" style:family="text">
      <style:text-properties style:use-window-font-color="true" fo:font-size="12pt" style:letter-kerning="true" fo:language="en" fo:country="US" style:language-asian="hi" style:country-asian="IN" style:font-name-asian="Lohit Devanagari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column table:style-name="co1" table:default-cell-style-name="ce3"/>
        <table:table-column table:style-name="co1" table:number-columns-repeated="1012" table:default-cell-style-name="Default"/>
        <table:table-row table:style-name="ro1">
          <table:table-cell table:style-name="ce1"/>
          <table:table-cell table:style-name="ce2" office:value-type="string" calcext:value-type="string">
            <text:p>Paper 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data extraction method </text:p>
          </table:table-cell>
          <table:table-cell table:style-name="ce1" office:value-type="string" calcext:value-type="string">
            <text:p>Mean( sex not considered)</text:p>
          </table:table-cell>
          <table:table-cell table:style-name="ce1" office:value-type="string" calcext:value-type="string">
            <text:p>standard error</text:p>
          </table:table-cell>
          <table:table-cell table:style-name="ce1" office:value-type="string" calcext:value-type="string">
            <text:p>Confidence interval </text:p>
          </table:table-cell>
          <table:table-cell table:style-name="ce1" office:value-type="string" calcext:value-type="string">
            <text:p>Mean ( Male)</text:p>
          </table:table-cell>
          <table:table-cell table:style-name="ce1" office:value-type="string" calcext:value-type="string">
            <text:p>Standard error (Male </text:p>
          </table:table-cell>
          <table:table-cell table:style-name="ce1" office:value-type="string" calcext:value-type="string">
            <text:p>Mean (Female)</text:p>
          </table:table-cell>
          <table:table-cell table:style-name="ce1" office:value-type="string" calcext:value-type="string">
            <text:p>Standard error (female)</text:p>
          </table:table-cell>
          <table:table-cell table:style-name="ce1"/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variance </text:p>
          </table:table-cell>
          <table:table-cell table:style-name="ce1" office:value-type="string" calcext:value-type="string">
            <text:p>effect sizes</text:p>
          </table:table-cell>
          <table:table-cell table:style-name="ce1" office:value-type="string" calcext:value-type="string">
            <text:p>Selection Temperature</text:p>
          </table:table-cell>
          <table:table-cell table:style-name="ce1" office:value-type="string" calcext:value-type="string">
            <text:p>Assay Temperature</text:p>
          </table:table-cell>
          <table:table-cell table:style-name="ce1" office:value-type="string" calcext:value-type="string">
            <text:p>Control/selection line </text:p>
          </table:table-cell>
          <table:table-cell table:style-name="ce1"/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 Data </text:p>
          </table:table-cell>
          <table:table-cell table:style-name="ce1" office:value-type="string" calcext:value-type="string">
            <text:p>Female data </text:p>
          </table:table-cell>
          <table:table-cell table:style-name="ce1" office:value-type="string" calcext:value-type="string">
            <text:p>Culture plate </text:p>
          </table:table-cell>
          <table:table-cell table:style-name="ce1" office:value-type="string" calcext:value-type="string">
            <text:p>Sex not considered data </text:p>
          </table:table-cell>
          <table:table-cell table:style-name="ce1" table:number-columns-repeated="997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Mating system affects population</text:p>
            <text:p>performance and extinction risk under</text:p>
            <text:p>environmental challenge</text:p>
          </table:table-cell>
          <table:table-cell table:style-name="ce4" office:value-type="string" calcext:value-type="string">
            <text:p><text:span text:style-name="T1">(Plesnar-Bielak et al., 2012)</text:span></text:p>
          </table:table-cell>
          <table:table-cell table:number-columns-repeated="2"/>
          <table:table-cell office:value-type="string" calcext:value-type="string">
            <text:p>from graph 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3">
          <table:table-cell table:number-columns-repeated="3"/>
          <table:table-cell office:value-type="string" calcext:value-type="string">
            <text:p>fecundity</text:p>
          </table:table-cell>
          <table:table-cell table:number-columns-repeated="7"/>
          <table:table-cell office:value-type="float" office:value="135.169164882227" calcext:value-type="float">
            <text:p>135.169164882227</text:p>
          </table:table-cell>
          <table:table-cell office:value-type="float" office:value="6.16702355460384" calcext:value-type="float">
            <text:p>6.16702355460384</text:p>
          </table:table-cell>
          <table:table-cell table:number-columns-repeated="5"/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Control monogamous 20</text:p>
          </table:table-cell>
          <table:table-cell table:number-columns-repeated="1003"/>
        </table:table-row>
        <table:table-row table:style-name="ro3">
          <table:table-cell table:number-columns-repeated="11"/>
          <table:table-cell office:value-type="float" office:value="51.4004282655247" calcext:value-type="float">
            <text:p>51.4004282655247</text:p>
          </table:table-cell>
          <table:table-cell office:value-type="float" office:value="6.93790149892934" calcext:value-type="float">
            <text:p>6.93790149892934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ntrol monogamous 20</text:p>
          </table:table-cell>
          <table:table-cell table:number-columns-repeated="1003"/>
        </table:table-row>
        <table:table-row table:style-name="ro3">
          <table:table-cell table:number-columns-repeated="11"/>
          <table:table-cell office:value-type="float" office:value="90.8253288467421" calcext:value-type="float">
            <text:p>90.8253288467421</text:p>
          </table:table-cell>
          <table:table-cell office:value-type="float" office:value="8.47965738758029" calcext:value-type="float">
            <text:p>8.47965738758029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nogamous 28</text:p>
          </table:table-cell>
          <table:table-cell table:number-columns-repeated="1003"/>
        </table:table-row>
        <table:table-row table:style-name="ro3">
          <table:table-cell table:number-columns-repeated="11"/>
          <table:table-cell office:value-type="float" office:value="26.7139798103395" calcext:value-type="float">
            <text:p>26.7139798103395</text:p>
          </table:table-cell>
          <table:table-cell office:value-type="float" office:value="13.4903640256959" calcext:value-type="float">
            <text:p>13.4903640256959</text:p>
          </table:table-cell>
          <table:table-cell table:number-columns-repeated="5"/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Monogamous 28</text:p>
          </table:table-cell>
          <table:table-cell table:number-columns-repeated="1003"/>
        </table:table-row>
        <table:table-row table:style-name="ro3">
          <table:table-cell table:number-columns-repeated="11"/>
          <table:table-cell office:value-type="float" office:value="142.862037320281" calcext:value-type="float">
            <text:p>142.862037320281</text:p>
          </table:table-cell>
          <table:table-cell office:value-type="float" office:value="5.7815845824411" calcext:value-type="float">
            <text:p>5.7815845824411</text:p>
          </table:table-cell>
          <table:table-cell table:number-columns-repeated="5"/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Control polygamous 20</text:p>
          </table:table-cell>
          <table:table-cell table:number-columns-repeated="1003"/>
        </table:table-row>
        <table:table-row table:style-name="ro3">
          <table:table-cell table:number-columns-repeated="11"/>
          <table:table-cell office:value-type="float" office:value="73.3545426736005" calcext:value-type="float">
            <text:p>73.3545426736005</text:p>
          </table:table-cell>
          <table:table-cell office:value-type="float" office:value="6.93790149892934" calcext:value-type="float">
            <text:p>6.93790149892934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ntrol polygamous 20</text:p>
          </table:table-cell>
          <table:table-cell table:number-columns-repeated="1003"/>
        </table:table-row>
        <table:table-row table:style-name="ro3">
          <table:table-cell table:number-columns-repeated="11"/>
          <table:table-cell office:value-type="float" office:value="118.945243193637" calcext:value-type="float">
            <text:p>118.945243193637</text:p>
          </table:table-cell>
          <table:table-cell office:value-type="float" office:value="5.78158458244113" calcext:value-type="float">
            <text:p>5.78158458244113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olygamous 28</text:p>
          </table:table-cell>
          <table:table-cell table:number-columns-repeated="1003"/>
        </table:table-row>
        <table:table-row table:style-name="ro3">
          <table:table-cell table:number-columns-repeated="11"/>
          <table:table-cell office:value-type="float" office:value="88.3670847353931" calcext:value-type="float">
            <text:p>88.3670847353931</text:p>
          </table:table-cell>
          <table:table-cell office:value-type="float" office:value="6.55246252676659" calcext:value-type="float">
            <text:p>6.55246252676659</text:p>
          </table:table-cell>
          <table:table-cell table:number-columns-repeated="5"/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Polygamous 28</text:p>
          </table:table-cell>
          <table:table-cell table:number-columns-repeated="1003"/>
        </table:table-row>
        <table:table-row table:style-name="ro4">
          <table:table-cell table:number-columns-repeated="6"/>
          <table:table-cell table:style-name="ce3"/>
          <table:table-cell table:number-columns-repeated="4"/>
          <table:table-cell table:style-name="Default"/>
          <table:table-cell table:number-columns-repeated="1012"/>
        </table:table-row>
        <table:table-row table:style-name="ro4">
          <table:table-cell table:number-columns-repeated="11"/>
          <table:table-cell table:style-name="Default"/>
          <table:table-cell table:number-columns-repeated="1012"/>
        </table:table-row>
        <table:table-row table:style-name="ro3">
          <table:table-cell table:number-columns-repeated="3"/>
          <table:table-cell office:value-type="string" calcext:value-type="string">
            <text:p>female fertility (% of fertile females)</text:p>
          </table:table-cell>
          <table:table-cell table:number-columns-repeated="7"/>
          <table:table-cell office:value-type="float" office:value="82.089552238806" calcext:value-type="float">
            <text:p>82.089552238806</text:p>
          </table:table-cell>
          <table:table-cell office:value-type="float" office:value="6.09808102345416" calcext:value-type="float">
            <text:p>6.09808102345416</text:p>
          </table:table-cell>
          <table:table-cell table:number-columns-repeated="5"/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Control monogamous 20</text:p>
          </table:table-cell>
          <table:table-cell table:number-columns-repeated="1003"/>
        </table:table-row>
        <table:table-row table:style-name="ro3">
          <table:table-cell table:number-columns-repeated="11"/>
          <table:table-cell office:value-type="float" office:value="50.1918976545842" calcext:value-type="float">
            <text:p>50.1918976545842</text:p>
          </table:table-cell>
          <table:table-cell office:value-type="float" office:value="6.09808102345414" calcext:value-type="float">
            <text:p>6.09808102345414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ntrol monogamous 20</text:p>
          </table:table-cell>
          <table:table-cell table:number-columns-repeated="1003"/>
        </table:table-row>
        <table:table-row table:style-name="ro3">
          <table:table-cell table:number-columns-repeated="11"/>
          <table:table-cell office:value-type="float" office:value="77.1641791044776" calcext:value-type="float">
            <text:p>77.1641791044776</text:p>
          </table:table-cell>
          <table:table-cell office:value-type="float" office:value="7.73987206823026" calcext:value-type="float">
            <text:p>7.73987206823026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nogamous 28</text:p>
          </table:table-cell>
          <table:table-cell table:number-columns-repeated="1003"/>
        </table:table-row>
        <table:table-row table:style-name="ro3">
          <table:table-cell table:number-columns-repeated="11"/>
          <table:table-cell office:value-type="float" office:value="26.2686567164179" calcext:value-type="float">
            <text:p>26.2686567164179</text:p>
          </table:table-cell>
          <table:table-cell office:value-type="float" office:value="7.97441364605545" calcext:value-type="float">
            <text:p>7.97441364605545</text:p>
          </table:table-cell>
          <table:table-cell table:number-columns-repeated="5"/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Monogamous 28</text:p>
          </table:table-cell>
          <table:table-cell table:number-columns-repeated="1003"/>
        </table:table-row>
        <table:table-row table:style-name="ro3">
          <table:table-cell table:number-columns-repeated="11"/>
          <table:table-cell office:value-type="float" office:value="91.2366737739872" calcext:value-type="float">
            <text:p>91.2366737739872</text:p>
          </table:table-cell>
          <table:table-cell office:value-type="float" office:value="6.33262260127933" calcext:value-type="float">
            <text:p>6.33262260127933</text:p>
          </table:table-cell>
          <table:table-cell table:number-columns-repeated="5"/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Control polygamous 20</text:p>
          </table:table-cell>
          <table:table-cell table:number-columns-repeated="1003"/>
        </table:table-row>
        <table:table-row table:style-name="ro3">
          <table:table-cell table:number-columns-repeated="11"/>
          <table:table-cell office:value-type="float" office:value="72.7078891257996" calcext:value-type="float">
            <text:p>72.7078891257996</text:p>
          </table:table-cell>
          <table:table-cell office:value-type="float" office:value="6.33262260127931" calcext:value-type="float">
            <text:p>6.33262260127931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ntrol polygamous 20</text:p>
          </table:table-cell>
          <table:table-cell table:number-columns-repeated="1003"/>
        </table:table-row>
        <table:table-row table:style-name="ro3">
          <table:table-cell table:number-columns-repeated="11"/>
          <table:table-cell office:value-type="float" office:value="77.6332622601279" calcext:value-type="float">
            <text:p>77.6332622601279</text:p>
          </table:table-cell>
          <table:table-cell office:value-type="float" office:value="6.09808102345416" calcext:value-type="float">
            <text:p>6.09808102345416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olygamous 28</text:p>
          </table:table-cell>
          <table:table-cell table:number-columns-repeated="1003"/>
        </table:table-row>
        <table:table-row table:style-name="ro3">
          <table:table-cell table:number-columns-repeated="11"/>
          <table:table-cell office:value-type="float" office:value="75.5223880597015" calcext:value-type="float">
            <text:p>75.5223880597015</text:p>
          </table:table-cell>
          <table:table-cell office:value-type="float" office:value="6.33262260127933" calcext:value-type="float">
            <text:p>6.33262260127933</text:p>
          </table:table-cell>
          <table:table-cell table:number-columns-repeated="5"/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Polygamous 28</text:p>
          </table:table-cell>
          <table:table-cell table:number-columns-repeated="1003"/>
        </table:table-row>
        <table:table-row table:style-name="ro4" table:number-rows-repeated="2">
          <table:table-cell table:number-columns-repeated="11"/>
          <table:table-cell table:style-name="Default"/>
          <table:table-cell table:number-columns-repeated="1012"/>
        </table:table-row>
        <table:table-row table:style-name="ro4">
          <table:table-cell table:number-columns-repeated="11"/>
          <table:table-cell table:style-name="Default"/>
          <table:table-cell table:number-columns-repeated="30"/>
          <table:table-cell table:style-name="ce1" table:number-columns-repeated="9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 style:data-style-name="N2" text:time-value="17:18:12.9794030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9T19:39:33.037039620</meta:creation-date>
    <dc:date>2021-05-11T22:59:00.099538395</dc:date>
    <meta:editing-duration>P8DT5H46M</meta:editing-duration>
    <meta:editing-cycles>3</meta:editing-cycles>
    <meta:generator>LibreOffice/6.0.7.3$Linux_X86_64 LibreOffice_project/00m0$Build-3</meta:generator>
    <meta:document-statistic meta:table-count="1" meta:cell-count="109" meta:object-count="0"/>
  </office:meta>
</office:document-meta>
</file>